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Lucida Sans Unicode" svg:font-family="&quot;Lucida Sans Unicode&quot;"/>
  </office:font-face-decls>
  <office:automatic-styles>
    <style:style style:name="ce1" style:family="table-cell" style:parent-style-name="Default" style:data-style-name="N0">
      <style:table-cell-properties style:vertical-align="middle" fo:wrap-option="wrap" style:repeat-content="false"/>
      <style:paragraph-properties fo:text-align="start" fo:margin-left="0cm"/>
    </style:style>
    <style:style style:name="ce2" style:family="table-cell" style:parent-style-name="Default" style:data-style-name="N0">
      <style:table-cell-properties style:vertical-align="automatic" fo:wrap-option="wrap"/>
    </style:style>
    <style:style style:name="ce3" style:family="table-cell" style:parent-style-name="Default" style:data-style-name="N0"/>
    <style:style style:name="ce4" style:family="table-cell" style:parent-style-name="Default" style:data-style-name="N19">
      <style:table-cell-properties style:vertical-align="middle" fo:wrap-option="wrap" style:repeat-content="false"/>
      <style:paragraph-properties fo:text-align="start" fo:margin-left="0cm"/>
    </style:style>
    <style:style style:name="ce5" style:family="table-cell" style:parent-style-name="Default" style:data-style-name="N0">
      <style:table-cell-properties style:vertical-align="top" fo:wrap-option="wrap" style:repeat-content="false"/>
      <style:paragraph-properties fo:text-align="start" fo:margin-left="0cm"/>
    </style:style>
    <style:style style:name="ce6" style:family="table-cell" style:parent-style-name="Default" style:data-style-name="N0">
      <style:table-cell-properties style:vertical-align="middle" fo:wrap-option="wrap"/>
    </style:style>
    <style:style style:name="ce7" style:family="table-cell" style:parent-style-name="Default" style:data-style-name="N0">
      <style:table-cell-properties style:vertical-align="automatic" fo:wrap-option="wrap"/>
      <style:text-properties fo:color="#000000" style:font-name="Lucida Sans Unicode" style:font-name-asian="Lucida Sans Unicode" style:font-name-complex="Lucida Sans Unicode" fo:font-size="10pt" style:font-size-asian="10pt" style:font-size-complex="10pt"/>
    </style:style>
    <style:style style:name="ce8" style:family="table-cell" style:parent-style-name="Default" style:data-style-name="N0">
      <style:table-cell-properties style:vertical-align="automatic" fo:wrap-option="wrap"/>
      <style:text-properties fo:color="#000000"/>
    </style:style>
    <style:style style:name="ce9" style:family="table-cell" style:parent-style-name="Default" style:data-style-name="N0">
      <style:table-cell-properties style:vertical-align="middle" style:repeat-content="false"/>
      <style:paragraph-properties fo:text-align="start" fo:margin-left="0cm"/>
    </style:style>
    <style:style style:name="co1" style:family="table-column">
      <style:table-column-properties fo:break-before="auto" style:column-width="2.2225cm"/>
    </style:style>
    <style:style style:name="co2" style:family="table-column">
      <style:table-column-properties fo:break-before="auto" style:column-width="9.56733333333333cm"/>
    </style:style>
    <style:style style:name="co3" style:family="table-column">
      <style:table-column-properties fo:break-before="auto" style:column-width="2.4765cm"/>
    </style:style>
    <style:style style:name="co4" style:family="table-column">
      <style:table-column-properties fo:break-before="auto" style:column-width="5.41866666666667cm"/>
    </style:style>
    <style:style style:name="co5" style:family="table-column">
      <style:table-column-properties fo:break-before="auto" style:column-width="17.5683333333333cm"/>
    </style:style>
    <style:style style:name="co6" style:family="table-column">
      <style:table-column-properties fo:break-before="auto" style:column-width="5.56683333333333cm"/>
    </style:style>
    <style:style style:name="co7" style:family="table-column">
      <style:table-column-properties fo:break-before="auto" style:column-width="16.9756666666667cm"/>
    </style:style>
    <style:style style:name="co8" style:family="table-column">
      <style:table-column-properties fo:break-before="auto" style:column-width="6.32883333333333cm"/>
    </style:style>
    <style:style style:name="co9" style:family="table-column">
      <style:table-column-properties fo:break-before="auto" style:column-width="2.20133333333333cm"/>
    </style:style>
    <style:style style:name="ro1" style:family="table-row">
      <style:table-row-properties style:row-height="14.4pt" style:use-optimal-row-height="true" fo:break-before="auto"/>
    </style:style>
    <style:style style:name="ro2" style:family="table-row">
      <style:table-row-properties style:row-height="28.8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115.2pt" style:use-optimal-row-height="true" fo:break-before="auto"/>
    </style:style>
    <style:style style:name="ro5" style:family="table-row">
      <style:table-row-properties style:row-height="273.6pt" style:use-optimal-row-height="true" fo:break-before="auto"/>
    </style:style>
    <style:style style:name="ro6" style:family="table-row">
      <style:table-row-properties style:row-height="144pt" style:use-optimal-row-height="true" fo:break-before="auto"/>
    </style:style>
    <style:style style:name="ro7" style:family="table-row">
      <style:table-row-properties style:row-height="201.6pt" style:use-optimal-row-height="true" fo:break-before="auto"/>
    </style:style>
    <style:style style:name="ro8" style:family="table-row">
      <style:table-row-properties style:row-height="119.4pt" style:use-optimal-row-height="true" fo:break-before="auto"/>
    </style:style>
    <style:style style:name="ro9" style:family="table-row">
      <style:table-row-properties style:row-height="158.4pt" style:use-optimal-row-height="true" fo:break-before="auto"/>
    </style:style>
    <style:style style:name="ro10" style:family="table-row">
      <style:table-row-properties style:row-height="345.6pt" style:use-optimal-row-height="true" fo:break-before="auto"/>
    </style:style>
    <style:style style:name="ro11" style:family="table-row">
      <style:table-row-properties style:row-height="374.4pt" style:use-optimal-row-height="true" fo:break-before="auto"/>
    </style:style>
    <style:style style:name="ro12" style:family="table-row">
      <style:table-row-properties style:row-height="172.8pt" style:use-optimal-row-height="true" fo:break-before="auto"/>
    </style:style>
    <style:style style:name="ro13" style:family="table-row">
      <style:table-row-properties style:row-height="409.6pt" style:use-optimal-row-height="true" fo:break-before="auto"/>
    </style:style>
    <style:style style:name="ro14" style:family="table-row">
      <style:table-row-properties style:row-height="244.8pt" style:use-optimal-row-height="true" fo:break-before="auto"/>
    </style:style>
    <style:style style:name="ro15" style:family="table-row">
      <style:table-row-properties style:row-height="216pt" style:use-optimal-row-height="true" fo:break-before="auto"/>
    </style:style>
    <style:style style:name="ro16" style:family="table-row">
      <style:table-row-properties style:row-height="28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1"/>
        <table:table-column table:style-name="co6" table:default-cell-style-name="ce1"/>
        <table:table-column table:style-name="co7" table:default-cell-style-name="ce1"/>
        <table:table-column table:style-name="co8" table:default-cell-style-name="ce2"/>
        <table:table-column table:style-name="co9" table:number-columns-repeated="16376" table:default-cell-style-name="ce3"/>
        <table:table-row table:style-name="ro1">
          <table:table-cell office:value-type="string" table:style-name="ce1">
            <text:p>intitule</text:p>
          </table:table-cell>
          <table:table-cell office:value-type="string" table:style-name="ce1">
            <text:p>titre</text:p>
          </table:table-cell>
          <table:table-cell office:value-type="string" table:style-name="ce1">
            <text:p>date_event</text:p>
          </table:table-cell>
          <table:table-cell office:value-type="string" table:style-name="ce1">
            <text:p>dates cr</text:p>
          </table:table-cell>
          <table:table-cell office:value-type="string" table:style-name="ce1">
            <text:p>article</text:p>
          </table:table-cell>
          <table:table-cell office:value-type="string" table:style-name="ce1">
            <text:p>classement</text:p>
          </table:table-cell>
          <table:table-cell office:value-type="string" table:style-name="ce1">
            <text:p>matchs</text:p>
          </table:table-cell>
          <table:table-cell office:value-type="string" table:style-name="ce2">
            <text:p>lien</text:p>
          </table:table-cell>
          <table:table-cell table:number-columns-repeated="16376"/>
        </table:table-row>
        <table:table-row table:style-name="ro2">
          <table:table-cell office:value-type="string" table:style-name="ce1">
            <text:p>Club</text:p>
          </table:table-cell>
          <table:table-cell office:value-type="string" table:style-name="ce1">
            <text:p>Club robotique</text:p>
          </table:table-cell>
          <table:table-cell office:value-type="date" office:date-value="1996-09-02T00:00:00" table:style-name="ce4">
            <text:p>02/09/1996</text:p>
          </table:table-cell>
          <table:table-cell table:style-name="ce4"/>
          <table:table-cell office:value-type="string" table:style-name="ce1">
            <text:p>&lt;p&gt;Le club robotique est créé en 1996. Il permet à des élèves dynamiques et motivés de notre école d'ingénieur de se réunir et de réaliser un robot pour participer à la Coupe de France de Robotique.&lt;/p&gt;</text:p>
          </table:table-cell>
          <table:table-cell table:number-columns-repeated="2" table:style-name="ce1"/>
          <table:table-cell table:style-name="ce2"/>
          <table:table-cell table:number-columns-repeated="16376"/>
        </table:table-row>
        <table:table-row table:style-name="ro1">
          <table:table-cell office:value-type="string" table:style-name="ce1">
            <text:p>Sudriabotik</text:p>
          </table:table-cell>
          <table:table-cell office:value-type="string" table:style-name="ce1">
            <text:p>Association Sudriabotik</text:p>
          </table:table-cell>
          <table:table-cell office:value-type="date" office:date-value="2001-01-01T00:00:00" table:style-name="ce4">
            <text:p>01/01/2001</text:p>
          </table:table-cell>
          <table:table-cell table:style-name="ce4"/>
          <table:table-cell office:value-type="string" table:style-name="ce1">
            <text:p>&lt;p&gt;L'association Sudriabotik de l'ESME Sudria remplace à partir de janvier 2001 le club robotique.&lt;/p&gt;</text:p>
          </table:table-cell>
          <table:table-cell table:number-columns-repeated="2" table:style-name="ce1"/>
          <table:table-cell table:style-name="ce2"/>
          <table:table-cell table:number-columns-repeated="16376"/>
        </table:table-row>
        <table:table-row table:style-name="ro3">
          <table:table-cell office:value-type="string" table:style-name="ce1">
            <text:p>Cr 1998</text:p>
          </table:table-cell>
          <table:table-cell office:value-type="string" table:style-name="ce1">
            <text:p>Coupe de robotique E=M6 1998 - Le football</text:p>
          </table:table-cell>
          <table:table-cell office:value-type="date" office:date-value="1998-05-07T00:00:00" table:style-name="ce4">
            <text:p>07/05/1998</text:p>
          </table:table-cell>
          <table:table-cell office:value-type="string" table:style-name="ce4">
            <text:p>du 7 au 9 mai 1998</text:p>
          </table:table-cell>
          <table:table-cell office:value-type="string" table:style-name="ce5">
            <text:p>&lt;p&gt;Le président de l'association pour la coupe 1998 était &lt;strong&gt;Eric Regnard&lt;/strong&gt;. L'équipe est composée d'une poignée de sussus qui se répartissent de la sup à la troisième année. &lt;/br&gt;&lt;/p&gt;</text:p>
            <text:p><text:s/>&lt;p&gt;&lt;b&gt;&lt;u&gt;Thème de la coupe :&lt;/u&gt;&lt;/b&gt; Placés sur une même aire de jeu, deux robots autonomes doivent marquer le plus de buts possibles en utilisant les balles de tennis disposées sur le terrain.&lt;br&gt;&lt;br&gt;&lt;/p&gt;</text:p>
            <text:p><text:s/>&lt;p&gt;Le robot était simple mais efficace. Il était équipé de variateurs SSA 12/55 et de moteurs INLAND. La carte de contrôle était construite sur la base du microcontrôleur Intel 8052H.&lt;/p&gt;</text:p>
          </table:table-cell>
          <table:table-cell office:value-type="string" table:style-name="ce1">
            <text:p>12ème sur 120 équipes</text:p>
          </table:table-cell>
          <table:table-cell table:style-name="ce1"/>
          <table:table-cell office:value-type="string" table:style-name="ce6">
            <text:p>&lt;a href="chrome-extension://oemmndcbldboiebfnladdacbdfmadadm/http://www.coupederobotique.fr/wp-content/uploads/2017/02/C1998_Rules_FR.pdf" target="_blank"&gt; règlement de l’édition 1998 &lt;/a&gt;</text:p>
          </table:table-cell>
          <table:table-cell table:number-columns-repeated="16376"/>
        </table:table-row>
        <table:table-row table:style-name="ro4">
          <table:table-cell office:value-type="string" table:style-name="ce1">
            <text:p>Cr 1999</text:p>
          </table:table-cell>
          <table:table-cell office:value-type="string" table:style-name="ce1">
            <text:p>Coupe de robotique E=M6 1999 - Les châteaux forts</text:p>
          </table:table-cell>
          <table:table-cell office:value-type="date" office:date-value="1999-05-11T00:00:00" table:style-name="ce4">
            <text:p>11/05/1999</text:p>
          </table:table-cell>
          <table:table-cell office:value-type="string" table:style-name="ce1">
            <text:p>du 11 au 13 mai 1999</text:p>
          </table:table-cell>
          <table:table-cell office:value-type="string" table:style-name="ce1">
            <text:p><text:s/>&lt;p&gt;Le président de l'association pour la coupe 1999 était &lt;strong&gt;Arnaud Leymarie&lt;/strong&gt;.&lt;/br&gt;&lt;/p&gt;</text:p>
            <text:p><text:s/>&lt;p&gt;&lt;b&gt;&lt;u&gt;Thème de la coupe :&lt;/u&gt;&lt;/b&gt; Placés sur une même aire de jeu, les robots de chaque équipe doivent renverser le château fort adverse.&lt;br&gt;&lt;br&gt;&lt;/p&gt;</text:p>
            <text:p><text:s/>&lt;p&gt;Le robot a progressé techniquement. Le nouveau robot est contrôlé par une carte mère de PC avec Pentium 75, une alimentation à découpage "maison" permet de fournir les différentes tensions nécessaires. La motorisation est inchangée. C'est l'imprécision de la mécanique qui nous a fait défaut.&lt;br&gt;Cette année représente une année de transition. Elle a notamment été marquée par le renouvellement d'une bonne partie de l'équipe. &lt;br&gt;L'équipe n'a pas été homologuée. &lt;/p&gt;</text:p>
          </table:table-cell>
          <table:table-cell office:value-type="string" table:style-name="ce1">
            <text:p>pas homologué</text:p>
          </table:table-cell>
          <table:table-cell table:style-name="ce1"/>
          <table:table-cell table:style-name="ce2"/>
          <table:table-cell table:number-columns-repeated="16376"/>
        </table:table-row>
        <table:table-row table:style-name="ro5">
          <table:table-cell office:value-type="string" table:style-name="ce1">
            <text:p>Cr 2000</text:p>
          </table:table-cell>
          <table:table-cell office:value-type="string" table:style-name="ce1">
            <text:p>Coupe de robotique E=M6 2000 - La fête foraine</text:p>
          </table:table-cell>
          <table:table-cell office:value-type="date" office:date-value="2000-05-31T00:00:00" table:style-name="ce4">
            <text:p>31/05/2000</text:p>
          </table:table-cell>
          <table:table-cell office:value-type="string" table:style-name="ce1">
            <text:p>du 31 mai au 3 juin 2000</text:p>
          </table:table-cell>
          <table:table-cell office:value-type="string" table:style-name="ce1">
            <text:p>&lt;p&gt;Le président de l'association pour la coupe 2000 était &lt;strong&gt;Fabien Pieraldi&lt;/strong&gt;.&lt;/br&gt;&lt;/p&gt;</text:p>
            <text:p><text:s/>&lt;p&gt;&lt;b&gt;&lt;u&gt;Thème de la coupe :&lt;/u&gt;&lt;/b&gt; Placés sur une même aire de jeu, deux robots autonomes doivent percer les ballons de l'adversaire.&lt;br&gt;&lt;br&gt;&lt;/p&gt;</text:p>
            <text:p><text:s/>&lt;p&gt;Une nouvelle organisation est mise en place. La présence de nouveaux sponsors, notamment l'aide précieuse du Lycée technique Saint Nicolas, voisin de notre école, et l'évolution des technologies employées ont permis de construire un robot digne de ce nom!&lt;/br&gt;Ainsi, contrôlé par une carte mère, et plusieurs microcontrôleurs (80C552 et PIC), le robot peut gérer plusieurs fonctions simultanément.&lt;/p&gt;</text:p>
          </table:table-cell>
          <table:table-cell office:value-type="string" table:style-name="ce1">
            <text:p>80ème sur 160 équipes</text:p>
          </table:table-cell>
          <table:table-cell office:value-type="string" table:style-name="ce1">
            <text:p>&lt;p&gt;&lt;b&gt;PREMIER MATCH&lt;/b&gt; : Victoire de Sudriabotik 1 à 0 &lt;br&gt;</text:p>
            <text:p>Commentaire : Sudriabotik est la 27e équipe homologuée. &lt;br&gt;&lt;/p&gt;</text:p>
            <text:p/>
            <text:p>&lt;p&gt;&lt;b&gt;DEUXIEME MATCH&lt;/b&gt; : Défaite de Sudriabotik 0 à 1.&lt;br&gt;</text:p>
            <text:p>Commentaire : Les ennuis commencent. Le robot est dévié par une PMI adverse, ce qui le désoriente complètement. &lt;br&gt;&lt;/p&gt;</text:p>
            <text:p/>
            <text:p>&lt;p&gt;&lt;b&gt;TROISIEME MATCH&lt;/b&gt; : FORFAIT &lt;br&gt;</text:p>
            <text:p>Commentaire : C'est la catastrophe : lors des réglages, on s'aperçoit que la carte mère ne boote plus ; il s'agit en fait du régulateur 5V à découpage qui venait de lâcher (surchauffe après une trentaine d'heures de fonctionnement sans interruption !) Manque de pot, on n’avait pas le composant en question ; Thierry, Célia et Benoît remontent sur Paris pour essayer d'en trouver avant la fin des matchs de qualification. Mais la voiture en décida autrement, nous laissant sur le bord de l'autoroute à 25km de La Ferté !!!! Après tant de casse et de malchance (Ah ces lois de Murphy ...), nous décidons alors de déclarer forfait. &lt;br&gt;&lt;/p&gt;</text:p>
            <text:p/>
            <text:p>&lt;p&gt;&lt;b&gt;QUATRIEME MATCH&lt;/b&gt; : FORFAIT &lt;br&gt;&lt;/p&gt;</text:p>
            <text:p>&lt;p&gt;&lt;b&gt;CINQUIEME MATCH&lt;/b&gt; : FORFAIT &lt;br&gt;&lt;/p&gt;</text:p>
            <text:p/>
            <text:p/>
          </table:table-cell>
          <table:table-cell office:value-type="string" table:style-name="ce6">
            <text:p>&lt;a href="chrome-extension://oemmndcbldboiebfnladdacbdfmadadm/http://tmt.robot.free.fr/2000/coupe2000.pdf" target="_blank"&gt; règlement de l’édition 2000 &lt;/a&gt;</text:p>
          </table:table-cell>
          <table:table-cell table:number-columns-repeated="16376"/>
        </table:table-row>
        <table:table-row table:style-name="ro6">
          <table:table-cell office:value-type="string" table:style-name="ce1">
            <text:p>Cr 2001</text:p>
          </table:table-cell>
          <table:table-cell office:value-type="string" table:style-name="ce1">
            <text:p>Coupe de robotique E=M6 2001 - L'Odyssée de l'Espace</text:p>
          </table:table-cell>
          <table:table-cell office:value-type="date" office:date-value="2001-05-24T00:00:00" table:style-name="ce4">
            <text:p>24/05/2001</text:p>
          </table:table-cell>
          <table:table-cell office:value-type="string" table:style-name="ce1">
            <text:p>du 24 au 26 mai 2001</text:p>
          </table:table-cell>
          <table:table-cell office:value-type="string" table:style-name="ce1">
            <text:p>&lt;p&gt;Le président de l'association pour la coupe 2001 était &lt;strong&gt;Fabien Pieraldi&lt;/strong&gt;.&lt;/br&gt;&lt;/p&gt;</text:p>
            <text:p><text:s/>&lt;p&gt;&lt;b&gt;&lt;u&gt;Thème de la coupe :&lt;/u&gt;&lt;/b&gt; Placés sur une même aire de jeu sur laquelle se trouvent sept cylindres verticaux à base circulaire représentant des astres, deux robots autonomes doivent les conquérir en plaçant un drapeau de dimensions imposées sur l'astre. Dans le cas où un drapeau de chaque équipe se trouve sur la même planète, c'est celui qui est le plus haut qui marque les points.&lt;br&gt;&lt;/p&gt;</text:p>
          </table:table-cell>
          <table:table-cell office:value-type="string" table:style-name="ce1">
            <text:p>80ème sur 180 équipes</text:p>
          </table:table-cell>
          <table:table-cell office:value-type="string" table:style-name="ce1">
            <text:p>&lt;p&gt;&lt;b&gt;PREMIER MATCH&lt;/b&gt; : Victoire de Sudriabotik 2 à 0.&lt;br&gt;&lt;/p&gt;</text:p>
            <text:p/>
            <text:p>&lt;p&gt;&lt;b&gt;DEUXIEME MATCH&lt;/b&gt; : Défaite de Sudriabotik 4 à 8.&lt;br&gt;&lt;/p&gt;</text:p>
            <text:p/>
            <text:p>&lt;p&gt;&lt;b&gt;TROISIEME MATCH&lt;/b&gt; : Défaite de Sudriabotik 0 à 6.&lt;br&gt;&lt;/p&gt;</text:p>
            <text:p/>
            <text:p>&lt;p&gt;&lt;b&gt;QUATRIEME MATCH&lt;/b&gt; : Défaite de Sudriabotik 0 à 6.&lt;br&gt;&lt;/p&gt;</text:p>
            <text:p>&lt;p&gt;&lt;b&gt;CINQUIEME MATCH&lt;/b&gt; : Victoire de Sudriabotik 4 à 2. &lt;br&gt;&lt;/p&gt;</text:p>
            <text:p/>
            <text:p/>
          </table:table-cell>
          <table:table-cell office:value-type="string" table:style-name="ce2">
            <text:p>&lt;a href="chrome-extension://oemmndcbldboiebfnladdacbdfmadadm/http://www.coupederobotique.fr/wp-content/uploads/2017/02/C2001_Rules_FR.pdf" target="_blank"&gt; règlement de l’édition 2001&lt;/a&gt;</text:p>
          </table:table-cell>
          <table:table-cell table:number-columns-repeated="16376"/>
        </table:table-row>
        <table:table-row table:style-name="ro7">
          <table:table-cell office:value-type="string" table:style-name="ce1">
            <text:p>Cr 2002</text:p>
          </table:table-cell>
          <table:table-cell office:value-type="string" table:style-name="ce1">
            <text:p>Coupe de robotique E=M6 2002 - Le billard volant</text:p>
          </table:table-cell>
          <table:table-cell office:value-type="date" office:date-value="2002-05-02T00:00:00" table:style-name="ce4">
            <text:p>02/05/2002</text:p>
          </table:table-cell>
          <table:table-cell table:style-name="ce1"/>
          <table:table-cell office:value-type="string" table:style-name="ce1">
            <text:p><text:s/>&lt;p&gt;Le président de l'association pour la coupe 2002 était &lt;strong&gt;Fabien Pieraldi&lt;/strong&gt;.&lt;/br&gt;&lt;/p&gt;</text:p>
            <text:p><text:s/>&lt;p&gt;&lt;b&gt;&lt;u&gt;Thème de la coupe :&lt;/u&gt;&lt;/b&gt; Placés sur une même aire de jeu sur laquelle sont placées des billes noires et rouges et des poches à chaque coin, deux robots doivent récupérer le plus de billes et les placer dans les poches correspondantes. Les balles sont disposées aléatoirement aux intersections du quadrillage et les robots gagnent des points selon la règle suivante:&lt;/p&gt;</text:p>
            <text:p><text:s/>&lt;p&gt;</text:p>
            <text:p><text:s text:c="2"/>&lt;ul&gt;</text:p>
            <text:p><text:s text:c="3"/>&lt;li&gt;chaque bille rouge dans une des poches opposées à l'aire de départ du robot : 1 point&lt;/li&gt;</text:p>
            <text:p><text:s text:c="3"/>&lt;li&gt;chaque bille noire dans une des poches adjacentes à l'aire de départ du robot : 1 point &lt;/li&gt;</text:p>
            <text:p><text:s text:c="2"/>&lt;/ul&gt;</text:p>
            <text:p><text:s/>&lt;/p&gt;</text:p>
            <text:p><text:s/>&lt;p&gt;Les robots peuvent éventuellement récupérer les billes mises par l'adversaire dans les poches.&lt;br&gt;&lt;/p&gt;</text:p>
            <text:p><text:s/>&lt;p&gt;&lt;i&gt;NB : Contrairement aux années précédentes, les PMI (Parties Mobiles ou Immobiles) ne sont pas autorisées.&lt;/i&gt;&lt;br&gt;&lt;/p&gt;</text:p>
          </table:table-cell>
          <table:table-cell office:value-type="string" table:style-name="ce1">
            <text:p>32ème sur 200 équipes</text:p>
          </table:table-cell>
          <table:table-cell table:style-name="ce1"/>
          <table:table-cell office:value-type="string" table:style-name="ce2">
            <text:p>&lt;a href="chrome-extension://oemmndcbldboiebfnladdacbdfmadadm/http://www.coupederobotique.fr/wp-content/uploads/2017/02/C2002_Rules_FR.pdf" target="_blank"&gt; règlement de l’édition 2002 &lt;/a&gt;</text:p>
          </table:table-cell>
          <table:table-cell table:number-columns-repeated="16376"/>
        </table:table-row>
        <table:table-row table:style-name="ro8">
          <table:table-cell office:value-type="string" table:style-name="ce1">
            <text:p>Cr 2003</text:p>
          </table:table-cell>
          <table:table-cell office:value-type="string" table:style-name="ce1">
            <text:p>Coupe de robotique E=M6 2003 - Le pile ou face</text:p>
          </table:table-cell>
          <table:table-cell office:value-type="date" office:date-value="2003-05-22T00:00:00" table:style-name="ce4">
            <text:p>22/05/2003</text:p>
          </table:table-cell>
          <table:table-cell table:style-name="ce1"/>
          <table:table-cell office:value-type="string" table:style-name="ce7">
            <text:p><text:s/>&lt;p&gt;Le président de l'association pour la coupe 2003 était &lt;strong&gt;David Paillé&lt;/strong&gt;.&lt;/br&gt;&lt;/p&gt;</text:p>
            <text:p><text:s/>&lt;p&gt;&lt;b&gt;&lt;u&gt;Thème de la coupe :&lt;/u&gt;&lt;/b&gt; L'aire de jeu comporte des palets bicolores (rouges et verts) disposés sur le plateau mais également placés en hauteur. Les robots doivent récupérer le plus de palets et les placer du côté de leur couleur.&lt;/br&gt;Le robot qui part du côté noir - sur une case noire - doit faire apparaître le maximum de faces vertes des palets. Le robot qui part du côté blanc - sur une case blanche - doit en faire apparaître le maximum de faces rouges.&lt;br&gt;&lt;br&gt;&lt;/p&gt;</text:p>
            <text:p><text:s/>&lt;p&gt;L'équipe ne s'est pas inscrite à la Coupe cette année-là.&lt;/p&gt;</text:p>
          </table:table-cell>
          <table:table-cell office:value-type="string" table:style-name="ce1">
            <text:p>pas de représentation</text:p>
          </table:table-cell>
          <table:table-cell table:style-name="ce1"/>
          <table:table-cell office:value-type="string" table:style-name="ce2">
            <text:p>&lt;a href="chrome-extension://oemmndcbldboiebfnladdacbdfmadadm/http://www.coupederobotique.fr/wp-content/uploads/2017/02/C2003_Rules_FR.pdf" target="_blank"&gt; règlement de l’édition 2003 &lt;/a&gt;</text:p>
          </table:table-cell>
          <table:table-cell table:number-columns-repeated="16376"/>
        </table:table-row>
        <table:table-row table:style-name="ro3">
          <table:table-cell office:value-type="string" table:style-name="ce1">
            <text:p>Cr 2004</text:p>
          </table:table-cell>
          <table:table-cell office:value-type="string" table:style-name="ce1">
            <text:p>Coupe de robotique E=M6 2004 - Coconut Rugby</text:p>
          </table:table-cell>
          <table:table-cell office:value-type="date" office:date-value="2004-05-05T00:00:00" table:style-name="ce4">
            <text:p>05/05/2004</text:p>
          </table:table-cell>
          <table:table-cell table:style-name="ce1"/>
          <table:table-cell office:value-type="string" table:style-name="ce1">
            <text:p><text:s/>&lt;p&gt;Le président de l'association pour la coupe 2004 était &lt;strong&gt;Laurent Boiron&lt;/strong&gt;.&lt;/br&gt;&lt;/p&gt;</text:p>
            <text:p><text:s/>&lt;p&gt;&lt;b&gt;&lt;u&gt;Thème de la coupe :&lt;/u&gt;&lt;/b&gt; Les robots doivent ramasser les noix de coco et les porter dans l’en-but adverse (essai) ou les lancer entre les deux cocotiers adverses (drop).&lt;br&gt;&lt;/p&gt;</text:p>
          </table:table-cell>
          <table:table-cell office:value-type="string" table:style-name="ce1">
            <text:p>23ème</text:p>
          </table:table-cell>
          <table:table-cell table:style-name="ce1"/>
          <table:table-cell office:value-type="string" table:style-name="ce2">
            <text:p>&lt;a href="chrome-extension://oemmndcbldboiebfnladdacbdfmadadm/http://www.coupederobotique.fr/wp-content/uploads/2017/02/C2004_Rules_FR.pdf" target="_blank"&gt; règlement de l’édition 2004 &lt;/a&gt;</text:p>
          </table:table-cell>
          <table:table-cell table:number-columns-repeated="16376"/>
        </table:table-row>
        <table:table-row table:style-name="ro3">
          <table:table-cell office:value-type="string" table:style-name="ce1">
            <text:p>Cr 2005</text:p>
          </table:table-cell>
          <table:table-cell office:value-type="string" table:style-name="ce1">
            <text:p>Coupe de France de robotique 2005 - Bowling</text:p>
          </table:table-cell>
          <table:table-cell office:value-type="date" office:date-value="2005-05-04T00:00:00" table:style-name="ce4">
            <text:p>04/05/2005</text:p>
          </table:table-cell>
          <table:table-cell office:value-type="string" table:style-name="ce1">
            <text:p>du 04 au 07 mai 2005</text:p>
          </table:table-cell>
          <table:table-cell office:value-type="string" table:style-name="ce1">
            <text:p>&lt;p&gt;Le président de l'association pour la coupe 2005 était &lt;strong&gt;Laurent Boiron&lt;/strong&gt;.&lt;/br&gt;&lt;/p&gt;</text:p>
            <text:p><text:s/>&lt;p&gt;&lt;b&gt;&lt;u&gt;Thème de la coupe :&lt;/u&gt;&lt;/b&gt; Chaque équipe peut avoir un ou deux robots. Chaque équipe doit renverser le plus de quilles de sa couleur et peut éventuellement relever les quilles de son adversaire.&lt;br&gt;&lt;/p&gt;</text:p>
          </table:table-cell>
          <table:table-cell office:value-type="string" table:style-name="ce1">
            <text:p>79ème</text:p>
          </table:table-cell>
          <table:table-cell table:style-name="ce1"/>
          <table:table-cell office:value-type="string" table:style-name="ce2">
            <text:p>&lt;a href="chrome-extension://oemmndcbldboiebfnladdacbdfmadadm/http://www.coupederobotique.fr/wp-content/uploads/2017/02/C2005_Rules_FR.pdf" target="_blank"&gt; règlement de l’édition 2005&lt;/a&gt;</text:p>
          </table:table-cell>
          <table:table-cell table:number-columns-repeated="16376"/>
        </table:table-row>
        <table:table-row table:style-name="ro3">
          <table:table-cell office:value-type="string" table:style-name="ce1">
            <text:p>Cr 2006</text:p>
          </table:table-cell>
          <table:table-cell office:value-type="string" table:style-name="ce1">
            <text:p>Coupe de France de robotique 2006 - Funny Golf</text:p>
          </table:table-cell>
          <table:table-cell office:value-type="date" office:date-value="2006-05-24T00:00:00" table:style-name="ce4">
            <text:p>24/05/2006</text:p>
          </table:table-cell>
          <table:table-cell office:value-type="string" table:style-name="ce1">
            <text:p>du 24 au 27 mai 2006</text:p>
          </table:table-cell>
          <table:table-cell office:value-type="string" table:style-name="ce1">
            <text:p><text:s/>&lt;p&gt;Le président de l'association pour la coupe 2006 était &lt;strong&gt;Anthony Corke&lt;/strong&gt;.&lt;/br&gt;&lt;/p&gt;</text:p>
            <text:p><text:s/>&lt;p&gt;&lt;b&gt;&lt;u&gt;Thème de la coupe :&lt;/u&gt;&lt;/b&gt; Placés sur une même aire de jeu, deux robots doivent placer le plus de balles blanches dans les trous de sa couleur. Mais il est également possible de mettre des balles noires dans les trous de l'adversaire.&lt;br&gt;&lt;/p&gt;</text:p>
          </table:table-cell>
          <table:table-cell office:value-type="string" table:style-name="ce1">
            <text:p>44ème</text:p>
          </table:table-cell>
          <table:table-cell table:style-name="ce1"/>
          <table:table-cell office:value-type="string" table:style-name="ce2">
            <text:p>&lt;a href="chrome-extension://oemmndcbldboiebfnladdacbdfmadadm/http://www.coupederobotique.fr/wp-content/uploads/2017/02/C2006_Rules_FR.pdf" target="_blank"&gt; règlement de l’édition 2006 &lt;/a&gt;</text:p>
          </table:table-cell>
          <table:table-cell table:number-columns-repeated="16376"/>
        </table:table-row>
        <table:table-row table:style-name="ro9">
          <table:table-cell office:value-type="string" table:style-name="ce1">
            <text:p>Cr 2007</text:p>
          </table:table-cell>
          <table:table-cell office:value-type="string" table:style-name="ce1">
            <text:p>Coupe de France de robotique 2007 - Robot tri-party</text:p>
          </table:table-cell>
          <table:table-cell office:value-type="date" office:date-value="2007-05-20T00:00:00" table:style-name="ce4">
            <text:p>20/05/2007</text:p>
          </table:table-cell>
          <table:table-cell office:value-type="string" table:style-name="ce1">
            <text:p>du 20 au 23 mai 2007</text:p>
          </table:table-cell>
          <table:table-cell office:value-type="string" table:style-name="ce1">
            <text:p>&lt;p&gt;Le président de l'association pour la coupe 2007 était &lt;strong&gt;David Silva Pires&lt;/strong&gt;.&lt;/br&gt;&lt;/p&gt;</text:p>
            <text:p><text:s/>&lt;p&gt;&lt;b&gt;&lt;u&gt;Thème de la coupe :&lt;/u&gt;&lt;/b&gt; Chaque équipe doit mettre le plus de déchets dans les bonnes poubelles. Il y a trois types de déchets:&lt;/p&gt;</text:p>
            <text:p><text:s/>&lt;p&gt;</text:p>
            <text:p><text:s text:c="2"/>&lt;ul&gt;</text:p>
            <text:p><text:s text:c="3"/>&lt;li&gt;des bouteilles plastiques&lt;/li&gt;</text:p>
            <text:p><text:s text:c="3"/>&lt;li&gt;des canettes&lt;/li&gt;</text:p>
            <text:p><text:s text:c="3"/>&lt;li&gt;des piles&lt;/li&gt;</text:p>
            <text:p><text:s text:c="2"/>&lt;/ul&gt;</text:p>
            <text:p><text:s/>&lt;/p&gt;<text:s/></text:p>
            <text:p><text:s/>&lt;p&gt;Les poubelles sont situées à l'intérieur ou à l'extérieur du terrain.&lt;/p&gt;</text:p>
          </table:table-cell>
          <table:table-cell office:value-type="string" table:style-name="ce1">
            <text:p>37ème</text:p>
          </table:table-cell>
          <table:table-cell table:style-name="ce1"/>
          <table:table-cell office:value-type="string" table:style-name="ce2">
            <text:p>&lt;a href="chrome-extension://oemmndcbldboiebfnladdacbdfmadadm/http://www.coupederobotique.fr/wp-content/uploads/2017/02/C2007_Rules_FR.pdf" target="_blank"&gt; règlement de l’édition 2007 &lt;/a&gt;</text:p>
          </table:table-cell>
          <table:table-cell table:number-columns-repeated="16376"/>
        </table:table-row>
        <table:table-row table:style-name="ro3">
          <table:table-cell office:value-type="string" table:style-name="ce1">
            <text:p>Cr 2008</text:p>
          </table:table-cell>
          <table:table-cell office:value-type="string" table:style-name="ce1">
            <text:p>Coupe de France de robotique 2008 - Mission to Mars</text:p>
          </table:table-cell>
          <table:table-cell office:value-type="date" office:date-value="2008-04-30T00:00:00" table:style-name="ce4">
            <text:p>30/04/2008</text:p>
          </table:table-cell>
          <table:table-cell office:value-type="string" table:style-name="ce1">
            <text:p>du 30 avril au 3 mai 2008</text:p>
          </table:table-cell>
          <table:table-cell office:value-type="string" table:style-name="ce1">
            <text:p><text:s/>&lt;p&gt;Le président de l'association pour la coupe 2008 était &lt;strong&gt;Vincent Boizeau&lt;/strong&gt;.&lt;/br&gt;&lt;/p&gt;</text:p>
            <text:p><text:s/>&lt;p&gt;&lt;b&gt;&lt;u&gt;Thème de la coupe :&lt;/u&gt;&lt;/b&gt;Les robots doivent collecter des échantillons de leur couleur contenant potentiellement des organismes vivants. Chaque équipe dispose d'un conteneur standard et d'un conteneur réfrigéré (situé en hauteur), dans lesquels les robots doivent déposer leurs échantillons de la bonne couleur. Dans le conteneur standard, chaque échantillon doit être encadré par deux balles blanches (représentant la glace).&lt;br&gt;&lt;/p&gt;</text:p>
          </table:table-cell>
          <table:table-cell office:value-type="string" table:style-name="ce1">
            <text:p>24ème</text:p>
          </table:table-cell>
          <table:table-cell table:style-name="ce1"/>
          <table:table-cell office:value-type="string" table:style-name="ce2">
            <text:p>&lt;a href="chrome-extension://oemmndcbldboiebfnladdacbdfmadadm/http://www.coupederobotique.fr/wp-content/uploads/2017/02/C2008_Rules_FR.pdf" target="_blank"&gt; règlement de l’édition 2008 &lt;/a&gt;</text:p>
          </table:table-cell>
          <table:table-cell table:number-columns-repeated="16376"/>
        </table:table-row>
        <table:table-row table:style-name="ro10">
          <table:table-cell office:value-type="string" table:style-name="ce1">
            <text:p>Cr 2009</text:p>
          </table:table-cell>
          <table:table-cell office:value-type="string" table:style-name="ce1">
            <text:p>Coupe de France de robotique 2009 - Temples en Atlantide</text:p>
          </table:table-cell>
          <table:table-cell office:value-type="date" office:date-value="2009-05-20T00:00:00" table:style-name="ce4">
            <text:p>20/05/2009</text:p>
          </table:table-cell>
          <table:table-cell office:value-type="string" table:style-name="ce1">
            <text:p>du 20 au 24 mai 2009</text:p>
          </table:table-cell>
          <table:table-cell office:value-type="string" table:style-name="ce1">
            <text:p>&lt;p&gt;Le président de l'association pour la coupe 2009 était &lt;strong&gt;Pierre-Emmanuel Balandreau&lt;/strong&gt;.&lt;/br&gt;&lt;/p&gt;</text:p>
            <text:p><text:s/>&lt;p&gt;&lt;b&gt;&lt;u&gt;Thème de la coupe :&lt;/u&gt;&lt;/b&gt; Chaque équipe ne peut avoir qu'un seul robot. Le robot doit récupérer les éléments de la couleur de son équipe, ceux-ci étant posés soit au sol, soit dans des distributeurs spéciaux. Avec les éléments de jeu, le robot doit construire des temples dans les zones de construction. Ces zones de contruction ont des hauteurs différentes. &lt;br&gt;&lt;/p&gt;</text:p>
            <text:p><text:s/>&lt;p&gt;Cette année, l'ordinateur principal du robot nous a lâché. Nous avons dû mettre en place une nouvelle architecture électronique et un nouvelle asservissement (distance et orientation) en seulement 3 mois!&lt;/p&gt;</text:p>
          </table:table-cell>
          <table:table-cell office:value-type="string" table:style-name="ce1">
            <text:p>22ème sur 200 équipes</text:p>
          </table:table-cell>
          <table:table-cell office:value-type="string" table:style-name="ce1">
            <text:p/>
            <text:p>&lt;p&gt;&lt;b&gt;PREMIER MATCH&lt;/b&gt; : Sudriabotik (2) contre ETS Montreal – ENSAM Paris (13) &lt;br&gt;</text:p>
            <text:p>Classement : 40e&lt;br&gt;</text:p>
            <text:p>Commentaire : Problèmes au niveau de notre asservissement. &lt;br&gt;&lt;/p&gt;</text:p>
            <text:p>&lt;p&gt;&lt;b&gt;DEUXIEME MATCH&lt;/b&gt; : Sudriabotik (9) contre LEGOFOLIES (9) &lt;br&gt;</text:p>
            <text:p>Classement : 45e &lt;br&gt;</text:p>
            <text:p>Commentaire : Décalage du robot lors de la dépose du temple. &lt;br&gt;&lt;/p&gt;</text:p>
            <text:p>&lt;p&gt;&lt;b&gt;TROISIEME MATCH&lt;/b&gt; : Sudriabotik (39) contre Esigelectronix (4) &lt;br&gt;</text:p>
            <text:p>Classement : 18e&lt;br&gt;</text:p>
            <text:p>Commentaire : Une nouvelle stratégie a été mise en place, nous avons construit un temple (4 palets + 1 linteau) en zone 3. &lt;br&gt; Nous avons reçu un avertissement pour avoir poussé 2 palets alors que nous avions 4 palets dans le robot. &lt;br&gt;&lt;/p&gt;</text:p>
            <text:p>&lt;p&gt;&lt;b&gt;QUATRIEME MATCH&lt;/b&gt; : Sudriabotik (36) contre EFREI Robotique (0) &lt;br&gt;</text:p>
            <text:p>Classement : 16e &lt;br&gt;</text:p>
            <text:p>Commentaire : Nous avons gardé notre stratégie, les problèmes nous ont suivis et le temps nous a manqué pour les corriger. &lt;br&gt; Nous avons reçu une pénalité de 3 points pour avoir poussé 2 palets alors que nous avions 4 palets dans le robot. &lt;br&gt;&lt;/p&gt;</text:p>
            <text:p>&lt;p&gt;&lt;b&gt;CINQUIEME MATCH&lt;/b&gt; : Sudriabotik (0) contre Objectif Robotique (28) &lt;br&gt;</text:p>
            <text:p>Classement : 22e&lt;br&gt;</text:p>
            <text:p>Commentaire : Nous avons fait notre match, mais le statut de &lt;b&gt;forfait&lt;/b&gt; nous a été donné pour avoir poussé 2 palets alors que nous avions 4 palets dans le robot, malgré 1 avertissement et 1 pénalité. &lt;br&gt;&lt;/p&gt;</text:p>
            <text:p/>
            <text:p/>
          </table:table-cell>
          <table:table-cell office:value-type="string" table:style-name="ce2">
            <text:p>&lt;a href="chrome-extension://oemmndcbldboiebfnladdacbdfmadadm/http://www.coupederobotique.fr/wp-content/uploads/2017/02/C2009_Rules_FR.pdf" target="_blank"&gt; règlement de l’édition 2009&lt;/a&gt;</text:p>
          </table:table-cell>
          <table:table-cell table:number-columns-repeated="16376"/>
        </table:table-row>
        <table:table-row table:style-name="ro11">
          <table:table-cell office:value-type="string" table:style-name="ce1">
            <text:p>Cr 2010</text:p>
          </table:table-cell>
          <table:table-cell office:value-type="string" table:style-name="ce1">
            <text:p>Coupe de France de robotique 2010 - Feed the World</text:p>
          </table:table-cell>
          <table:table-cell office:value-type="date" office:date-value="2010-05-12T00:00:00" table:style-name="ce4">
            <text:p>12/05/2010</text:p>
          </table:table-cell>
          <table:table-cell office:value-type="string" table:style-name="ce1">
            <text:p>du 12 au 15 mai 2010</text:p>
          </table:table-cell>
          <table:table-cell office:value-type="string" table:style-name="ce1">
            <text:p>&lt;p&gt;Le président de l'association pour la coupe 2010 était &lt;strong&gt;Pierre-Emmanuel Balandreau&lt;/strong&gt;.&lt;/br&gt;&lt;/p&gt;</text:p>
            <text:p><text:s/>&lt;p&gt;&lt;b&gt;&lt;u&gt;Thème de la coupe :&lt;/u&gt;&lt;/b&gt; Les robots doivent récupérer le plus de fruits, céréales et légumes et les déposer dans les conteneurs à l'avant de la table. L'équipe ayant mis le plus de poids dans son conteneur aura gagné.&lt;br&gt;&lt;/p&gt;</text:p>
          </table:table-cell>
          <table:table-cell office:value-type="string" table:style-name="ce1">
            <text:p>20ème sur 160 équipes</text:p>
          </table:table-cell>
          <table:table-cell office:value-type="string" table:style-name="ce1">
            <text:p/>
            <text:p>&lt;p&gt;&lt;b&gt;PREMIER MATCH&lt;/b&gt; : Sudriabotik (50) contre TDS-Team (50) &lt;br&gt;</text:p>
            <text:p>Classement : 33e&lt;br&gt;</text:p>
            <text:p>Commentaire : La peinture des terrains de matchs oppose encore plus de résistance (gros frottements) que sur les terrains d’homologations. Le robot monte correctement la colline, il ramasse 5 Oranges (1500pts), mais il ne parvient pas à atteindre sa zone de dépose. &lt;br&gt;&lt;/p&gt;</text:p>
            <text:p>&lt;p&gt;&lt;b&gt;DEUXIEME MATCH&lt;/b&gt; : Sudriabotik (50) contre ENSSAT Robotique (650) &lt;br&gt;</text:p>
            <text:p>Classement : 53e &lt;br&gt;</text:p>
            <text:p>Commentaire : Malgré une correction de la stratégie, le robot ne parvient pas à récupérer les Oranges et se bloque ensuite face à l’adversaire.&lt;br&gt;&lt;/p&gt;</text:p>
            <text:p>&lt;p&gt;&lt;b&gt;TROISIEME MATCH&lt;/b&gt; : Sudriabotik (1700) contre RAZMOKETRONIC (50) &lt;br&gt;</text:p>
            <text:p>Classement : 22e&lt;br&gt;</text:p>
            <text:p>Commentaire : Une modification a été apportée à nos déplacements, le robot récupère 5 Oranges et parvient à les déposer.&lt;br&gt;&lt;/p&gt;</text:p>
            <text:p>&lt;p&gt;&lt;b&gt;QUATRIEME MATCH&lt;/b&gt; : Sudriabotik (1400) contre OufffTEAM (200) &lt;br&gt;</text:p>
            <text:p>Classement : 14e &lt;br&gt;</text:p>
            <text:p>Commentaire : Nous avons gardé notre stratégie, le robot parvient à récupérer 4 Oranges et à les déposer.&lt;br&gt;&lt;/p&gt;</text:p>
            <text:p>&lt;p&gt;&lt;b&gt;CINQUIEME MATCH&lt;/b&gt; : Sudriabotik (50) contre IsTech (950) &lt;br&gt;</text:p>
            <text:p>Classement : 20e&lt;br&gt;</text:p>
            <text:p>Commentaire : Le froid qui a régné durant la nuit a fortement perturbé le comportement de notre robot le matin. Nous avons tenté, avant le match, de le réchauffer ainsi que de ramollir la gomme de nos pneus, mais sans succès, le robot a eu des problèmes d’adhérence durant le match, il n’est pas parvenu à atteindre correctement le haut de la pente (seulement deux oranges ont été ramassées) ainsi que sa zone de dépose.&lt;br&gt;&lt;/p&gt;</text:p>
            <text:p/>
          </table:table-cell>
          <table:table-cell office:value-type="string" table:style-name="ce2">
            <text:p>&lt;a href="chrome-extension://oemmndcbldboiebfnladdacbdfmadadm/http://www.coupederobotique.fr/wp-content/uploads/2017/02/C2010_Rules_FR.pdf" target="_blank"&gt; règlement de l’édition 2010&lt;/a&gt;</text:p>
          </table:table-cell>
          <table:table-cell table:number-columns-repeated="16376"/>
        </table:table-row>
        <table:table-row table:style-name="ro12">
          <table:table-cell office:value-type="string" table:style-name="ce1">
            <text:p>Cr 2011</text:p>
          </table:table-cell>
          <table:table-cell office:value-type="string" table:style-name="ce1">
            <text:p>Coupe de France de robotique 2011 - Chess' Up</text:p>
          </table:table-cell>
          <table:table-cell office:value-type="date" office:date-value="2011-06-01T00:00:00" table:style-name="ce4">
            <text:p>01/06/2011</text:p>
          </table:table-cell>
          <table:table-cell office:value-type="string" table:style-name="ce1">
            <text:p>du 01 au 04 juin 2011</text:p>
          </table:table-cell>
          <table:table-cell office:value-type="string" table:style-name="ce1">
            <text:p>&lt;p&gt;Le président de l'association pour la coupe 2011 était &lt;strong&gt; ?? &lt;/strong&gt;.&lt;/br&gt;&lt;/p&gt;</text:p>
            <text:p><text:s/>&lt;p&gt;&lt;b&gt;&lt;u&gt;Thème de la coupe :&lt;/u&gt;&lt;/b&gt; L'aire de jeu <text:s/>est inspirée d'un plateau de jeux d'échec. Chaque équipe ne peut avoir qu'un seul robot. Chaque robot doit construire des tours avec les pions de leur couleur qui se trouvent sur l'aire de jeu. Il y a trois types de pions: &lt;/p&gt;</text:p>
            <text:p><text:s/>&lt;p&gt;</text:p>
            <text:p><text:s text:c="2"/>&lt;ul&gt;</text:p>
            <text:p><text:s text:c="3"/>&lt;li&gt;des pions&lt;/li&gt;</text:p>
            <text:p><text:s text:c="3"/>&lt;li&gt;des reines&lt;/li&gt;</text:p>
            <text:p><text:s text:c="3"/>&lt;li&gt;des rois&lt;/li&gt;</text:p>
            <text:p><text:s text:c="2"/>&lt;/ul&gt;</text:p>
            <text:p><text:s/>&lt;/p&gt;</text:p>
            <text:p><text:s/>&lt;p&gt;Les pions déposés dans les zones non protégées peuvent être retirés par le robot adversaire.&lt;/p&gt;</text:p>
          </table:table-cell>
          <table:table-cell table:number-columns-repeated="2" table:style-name="ce1"/>
          <table:table-cell office:value-type="string" table:style-name="ce2">
            <text:p>&lt;a href="chrome-extension://oemmndcbldboiebfnladdacbdfmadadm/http://www.coupederobotique.fr/wp-content/uploads/2017/02/C2011_Rules_FR.pdf" target="_blank"&gt; règlement de l’édition 2011 &lt;/a&gt;</text:p>
          </table:table-cell>
          <table:table-cell table:number-columns-repeated="16376"/>
        </table:table-row>
        <table:table-row table:style-name="ro12">
          <table:table-cell office:value-type="string" table:style-name="ce1">
            <text:p>Cr 2012</text:p>
          </table:table-cell>
          <table:table-cell office:value-type="string" table:style-name="ce1">
            <text:p>Coupe de France de robotique 2012 - Treasure Island</text:p>
          </table:table-cell>
          <table:table-cell office:value-type="date" office:date-value="2012-05-16T00:00:00" table:style-name="ce4">
            <text:p>16/05/2012</text:p>
          </table:table-cell>
          <table:table-cell office:value-type="string" table:style-name="ce1">
            <text:p>du 16 au 19 mai 2012</text:p>
          </table:table-cell>
          <table:table-cell office:value-type="string" table:style-name="ce1">
            <text:p><text:s/>&lt;p&gt;Le président de l'association pour la coupe 2012 était &lt;strong&gt; ?? &lt;/strong&gt;.&lt;/br&gt;&lt;/p&gt;</text:p>
            <text:p><text:s/>&lt;p&gt;&lt;b&gt;&lt;u&gt;Thème de la coupe :&lt;/u&gt;&lt;/b&gt; Les robots sont devenus des pirates et doivent faire une chasse au trésor afin de récupérer le plus de pièces possibles.&lt;br&gt;&lt;/p&gt;</text:p>
            <text:p><text:s/>&lt;p&gt;</text:p>
            <text:p><text:s text:c="2"/>&lt;ul&gt;</text:p>
            <text:p><text:s text:c="3"/>&lt;li&gt;&lt;b&gt;La carte au trésor :&lt;/b&gt; les robots doivent récupérer la carte au trésor&lt;/li&gt;</text:p>
            <text:p><text:s text:c="3"/>&lt;li&gt;&lt;b&gt;Le trésor de l'île :&lt;/b&gt; chaque robot doit ramener un maximum de pièces et de <text:s/>lingots dans son coffre fort situé au niveau de la cale de son bateau.&lt;/li&gt;</text:p>
            <text:p><text:s text:c="3"/>&lt;li&gt;&lt;b&gt;Les bouteilles à la mer :&lt;/b&gt; les <text:s/>robots <text:s/>doivent <text:s/>dérouler <text:s/>les <text:s/>messages <text:s/>envoyés aux autres bateaux par des bouteilles dérivant en mer.&lt;/li&gt;</text:p>
            <text:p><text:s text:c="2"/>&lt;/ul&gt;<text:s/></text:p>
            <text:p><text:s/>&lt;/p&gt;</text:p>
          </table:table-cell>
          <table:table-cell table:number-columns-repeated="2" table:style-name="ce1"/>
          <table:table-cell office:value-type="string" table:style-name="ce2">
            <text:p>&lt;a href="chrome-extension://oemmndcbldboiebfnladdacbdfmadadm/http://www.coupederobotique.fr/wp-content/uploads/2017/02/C2012_Rules_FR.pdf" target="_blank"&gt; règlement de l’édition 2012 &lt;/a&gt;</text:p>
          </table:table-cell>
          <table:table-cell table:number-columns-repeated="16376"/>
        </table:table-row>
        <table:table-row table:style-name="ro13">
          <table:table-cell office:value-type="string" table:style-name="ce1">
            <text:p>Cr 2013</text:p>
          </table:table-cell>
          <table:table-cell office:value-type="string" table:style-name="ce1">
            <text:p>Coupe de France de robotique 2013 - Happy Birthday</text:p>
          </table:table-cell>
          <table:table-cell office:value-type="date" office:date-value="2013-05-08T00:00:00" table:style-name="ce4">
            <text:p>08/05/2013</text:p>
          </table:table-cell>
          <table:table-cell office:value-type="string" table:style-name="ce1">
            <text:p>du 8 au 11 mai 2013</text:p>
          </table:table-cell>
          <table:table-cell office:value-type="string" table:style-name="ce1">
            <text:p>&lt;p&gt;Le président de l'association pour la coupe 2013 était &lt;strong&gt;Quentin Mercier&lt;/strong&gt;.&lt;/br&gt;&lt;/p&gt;</text:p>
            <text:p><text:s/>&lt;p&gt;&lt;b&gt;&lt;u&gt;Thème de la coupe :&lt;/u&gt;&lt;/b&gt; Les robots fêtent leurs 20 ans. Ils peuvent faire les actions suivantes :&lt;br&gt;&lt;/p&gt;</text:p>
            <text:p><text:s/>&lt;p&gt;</text:p>
            <text:p><text:s text:c="2"/>&lt;ul&gt;</text:p>
            <text:p><text:s text:c="3"/>&lt;li&gt;&lt;b&gt;Les cadeaux :&lt;/b&gt; les robots doivent chaque cadeau pour en révéler le contenu.&lt;/li&gt;</text:p>
            <text:p><text:s text:c="3"/>&lt;li&gt;&lt;b&gt;Les bougies :&lt;/b&gt; les robots doivent souffler un maximum de bougies et coopérer pour en éteindre encore plus.&lt;/li&gt;</text:p>
            <text:p><text:s text:c="3"/>&lt;li&gt;&lt;b&gt;La fontaine à jus de fruits :&lt;/b&gt; les robots doivent servir des rafraîchissements.&lt;/li&gt;</text:p>
            <text:p><text:s text:c="3"/>&lt;li&gt;&lt;b&gt;Les cerises sur le gâteau : &lt;/b&gt; les robots doivent envoyer un maximum de cerises sur le haut du gâteau, attention aux fruits pourris!&lt;/li&gt;</text:p>
            <text:p><text:s text:c="3"/>&lt;li&gt;&lt;b&gt;La fiesta : &lt;/b&gt;à la fin du match, les robots à l'arrêt, peuvent gonfler des ballons embarqués (Funny Action).&lt;/li&gt;</text:p>
            <text:p><text:s text:c="2"/>&lt;/ul&gt;</text:p>
            <text:p><text:s/>&lt;/p&gt;</text:p>
          </table:table-cell>
          <table:table-cell office:value-type="string" table:style-name="ce1">
            <text:p>13ème sur 200 équipes (146 équipes homologuées) donc qualifiée pour les quarts de finale.</text:p>
            <text:p>En Belgique Sudriabotik avait fini 10ème sur 22 en ayant seulement son petit robot.</text:p>
          </table:table-cell>
          <table:table-cell office:value-type="string" table:style-name="ce1">
            <text:p/>
            <text:p>&lt;p&gt;&lt;b&gt;PREMIER MATCH&lt;/b&gt; : Sudriabotik (1) contre OufffTeam (69) &lt;br&gt;</text:p>
            <text:p>Classement : 88e&lt;br&gt;</text:p>
            <text:p>Commentaire : Le terrain était légèrement en pente ce qui a perturbé l'asservissement de l'un de nos robots, et l'autre robot avait des soucis de tournoiement lorsqu'il rentrait en évitement adversaire.&lt;br&gt;&lt;/p&gt;</text:p>
            <text:p>&lt;p&gt;&lt;b&gt;DEUXIEME MATCH&lt;/b&gt; : Sudriabotik (105) contre Wheels Team (17) &lt;br&gt;</text:p>
            <text:p>Classement : 24e &lt;br&gt;</text:p>
            <text:p>Commentaire : Le gros robot fonctionne parfaitement : 1 pile de 4, deux piles de 3 et 1 verre tout seul, alors que le petit robot ne fait qu'une seule bougie car il est rentré en évitement avec le gros robot.&lt;br&gt;&lt;/p&gt;</text:p>
            <text:p>&lt;p&gt;&lt;b&gt;TROISIEME MATCH&lt;/b&gt; : Sudriabotik (105) contre MDR (57) &lt;br&gt;</text:p>
            <text:p>Classement : 16e&lt;br&gt;</text:p>
            <text:p>Commentaire : Le robot fonctionne plutôt bien : il récupère deux tours de deux verres plus 3 autres verres ainsi que 1 cadeau, les 4 bougies blanches et ses bougies rouges en finissant par la funny action .&lt;br&gt;&lt;/p&gt;</text:p>
            <text:p>&lt;p&gt;&lt;b&gt;QUATRIEME MATCH&lt;/b&gt; : Sudriabotik (73) contre ANTS (51) &lt;br&gt;</text:p>
            <text:p>Classement : 14e &lt;br&gt;</text:p>
            <text:p>Commentaire : Toujours la même stratégie qu'avant mais le gros robot n'a pas réussi à attraper correctement tous ces verres.&lt;br&gt;&lt;/p&gt;</text:p>
            <text:p>&lt;p&gt;&lt;b&gt;CINQUIEME MATCH&lt;/b&gt; : Sudriabotik (121) contre Galiléo (0) &lt;br&gt;</text:p>
            <text:p>Classement : 13e&lt;br&gt;</text:p>
            <text:p>Commentaire : Très beau match contre Galiléo même si nous aurions pu marquer encore plus de points. Ce match nous permet de nous qualifier aux phases finales !&lt;br&gt;&lt;/p&gt;</text:p>
            <text:p>&lt;p&gt;&lt;b&gt;SIXIEME MATCH&lt;/b&gt; : Sudriabotik (33) contre R3EA (?) &lt;br&gt;</text:p>
            <text:p>Classement : 13e&lt;br&gt;</text:p>
            <text:p>Commentaire : Match de 8ème de finale contre R3EA, l'équipe adverse est plus rapide que nous et à cause de l'évitement adversaire nous perdons du temps inutilement résultat, on se fait prendre nos verres et nous perdons le match.&lt;br&gt;&lt;/p&gt;</text:p>
            <text:p/>
          </table:table-cell>
          <table:table-cell office:value-type="string" table:style-name="ce2">
            <text:p>&lt;a href="chrome-extension://oemmndcbldboiebfnladdacbdfmadadm/http://www.coupederobotique.fr/wp-content/uploads/2017/02/C2013_Rules_FR.pdf" target="_blank"&gt; règlement de l’édition 2013 &lt;/a&gt;</text:p>
          </table:table-cell>
          <table:table-cell table:number-columns-repeated="16376"/>
        </table:table-row>
        <table:table-row table:style-name="ro12">
          <table:table-cell office:value-type="string" table:style-name="ce1">
            <text:p>Cr 2014</text:p>
          </table:table-cell>
          <table:table-cell office:value-type="string" table:style-name="ce1">
            <text:p>Coupe de France de robotique 2014 - Préhistobot</text:p>
          </table:table-cell>
          <table:table-cell office:value-type="date" office:date-value="2014-05-28T00:00:00" table:style-name="ce4">
            <text:p>28/05/2014</text:p>
          </table:table-cell>
          <table:table-cell office:value-type="string" table:style-name="ce1">
            <text:p>du 28 au 31 mai 2014</text:p>
          </table:table-cell>
          <table:table-cell office:value-type="string" table:style-name="ce1">
            <text:p>&lt;p&gt;Le président de l'association pour la coupe 2014 était &lt;strong&gt;Quentin Mercier&lt;/strong&gt;.&lt;/br&gt;&lt;/p&gt;</text:p>
            <text:p><text:s/>&lt;p&gt;&lt;b&gt;&lt;u&gt;Thème de la coupe : &lt;/u&gt;&lt;/b&gt;Les robots ont différentes actions possibles :&lt;br&gt;&lt;/p&gt;</text:p>
            <text:p><text:s/>&lt;p&gt;</text:p>
            <text:p><text:s text:c="2"/>&lt;ul&gt;</text:p>
            <text:p><text:s text:c="3"/>&lt;li&gt;&lt;b&gt;La fresque :&lt;/b&gt; les robots doivent marquer l’Histoire de leur empreinte.&lt;/li&gt;</text:p>
            <text:p><text:s text:c="3"/>&lt;li&gt;&lt;b&gt;La conquête du feu :&lt;/b&gt; les robots doivent s’approprier le plus de feux.&lt;/li&gt;</text:p>
            <text:p><text:s text:c="3"/>&lt;li&gt;&lt;b&gt;La cueillette :&lt;/b&gt; les robots doivent cueillir le plus de fruitmouths possibles.&lt;/li&gt;</text:p>
            <text:p><text:s text:c="3"/>&lt;li&gt;&lt;b&gt;Les mammouths :&lt;/b&gt; les robots doivent envoyer le plus de lances possibles sur les mammouths.&lt;/li&gt;</text:p>
            <text:p><text:s text:c="3"/>&lt;li&gt;&lt;b&gt;Capture des mammouths :&lt;/b&gt; les robots peuvent capturer un mammouth à la fin du match.&lt;/li&gt;</text:p>
            <text:p><text:s text:c="2"/>&lt;/ul&gt;</text:p>
            <text:p><text:s/>&lt;/p&gt;</text:p>
            <text:p><text:s/>&lt;p&gt;Sudriabotik ne s'est pas inscrite à la Coupe cette année-là.&lt;/p&gt;</text:p>
          </table:table-cell>
          <table:table-cell table:number-columns-repeated="2" table:style-name="ce1"/>
          <table:table-cell office:value-type="string" table:style-name="ce2">
            <text:p>&lt;a href="chrome-extension://oemmndcbldboiebfnladdacbdfmadadm/http://www.coupederobotique.fr/wp-content/uploads/2017/02/C2014_Rules_FR.pdf" target="_blank"&gt; règlement de l’édition 2014&lt;/a&gt;</text:p>
          </table:table-cell>
          <table:table-cell table:number-columns-repeated="16376"/>
        </table:table-row>
        <table:table-row table:style-name="ro14">
          <table:table-cell office:value-type="string" table:style-name="ce1">
            <text:p>Cr 2015</text:p>
          </table:table-cell>
          <table:table-cell office:value-type="string" table:style-name="ce1">
            <text:p>Coupe de France de robotique 2015 - Robomovies</text:p>
          </table:table-cell>
          <table:table-cell office:value-type="date" office:date-value="2015-05-13T00:00:00" table:style-name="ce4">
            <text:p>13/05/2015</text:p>
          </table:table-cell>
          <table:table-cell office:value-type="string" table:style-name="ce1">
            <text:p>du 13 au 16 mai 2015</text:p>
          </table:table-cell>
          <table:table-cell office:value-type="string" table:style-name="ce1">
            <text:p>&lt;p&gt;Le président de l'association pour la coupe 2015 était &lt;strong&gt;Quentin Mercier&lt;/strong&gt;.&lt;/br&gt;&lt;/p&gt;</text:p>
            <text:p><text:s/>&lt;p&gt;&lt;b&gt;&lt;u&gt;Thème de la coupe :&lt;/u&gt;&lt;/b&gt; Devenir une star du grand écran n’est pas de tout repos : il ne suffit pas de jouer la comédie ! Les robots en feront l’expérience cette année, et devront nous prouver leurs multiples talents dans un tournage hors du commun. &lt;/br&gt;Les missions :&lt;/p&gt;</text:p>
            <text:p><text:s/>&lt;p&gt;</text:p>
            <text:p><text:s text:c="2"/>&lt;ul&gt;</text:p>
            <text:p><text:s text:c="3"/>&lt;li&gt;&lt;b&gt;Le spot :&lt;/b&gt; les robots doivent installer des spots le plus haut possible pour <text:s/>éclairer les acteurs.&lt;/li&gt;</text:p>
            <text:p><text:s text:c="3"/>&lt;li&gt;&lt;b&gt;Le clap :&lt;/b&gt; les robots doivent refermer les claps de leur film.&lt;/li&gt;</text:p>
            <text:p><text:s text:c="3"/>&lt;li&gt;&lt;b&gt;Le pop-corn :&lt;/b&gt; les robots doivent récupérer un maximum de pop-corn. Ils pourront les <text:s/>déposer dans leurs bacs à pop-corn, ou remplir des gobelets à mettre dans leurs salles.&lt;/li&gt;</text:p>
            <text:p><text:s text:c="3"/>&lt;li&gt;&lt;b&gt;Le tapis rouge :&lt;/b&gt; les robots doivent installer le tapis rouge sur les marches pour accueillir les artistes.&lt;/li&gt;</text:p>
            <text:p><text:s text:c="3"/>&lt;li&gt;&lt;b&gt;La montée des marches :&lt;/b&gt; les robots doivent se placer au sommet des marches à la fin du match.&lt;/li&gt;</text:p>
            <text:p><text:s text:c="2"/>&lt;/ul&gt;</text:p>
            <text:p><text:s/>&lt;/p&gt;</text:p>
            <text:p/>
          </table:table-cell>
          <table:table-cell office:value-type="string" table:style-name="ce1">
            <text:p>Sudriabotik finit brillamment 5ème de la compétition sur 154 équipes homologuées et a pu être qualifiée aux phases finales. </text:p>
          </table:table-cell>
          <table:table-cell office:value-type="string" table:style-name="ce1">
            <text:p>&lt;p&gt;&lt;b&gt;PREMIER MATCH&lt;/b&gt; : Sudriabotik (50) contre ? (5) &lt;br&gt;&lt;/p&gt;</text:p>
            <text:p>&lt;p&gt;&lt;b&gt;DEUXIEME MATCH&lt;/b&gt; : Sudriabotik (55) contre Walles (44) &lt;br&gt;&lt;/p&gt;</text:p>
            <text:p>&lt;p&gt;&lt;b&gt;TROISIEME MATCH&lt;/b&gt; : Sudriabotik (83) contre ERACL1 (20) &lt;br&gt;&lt;/p&gt;</text:p>
            <text:p>&lt;p&gt;&lt;b&gt;QUATRIEME MATCH&lt;/b&gt; : Sudriabotik (88) contre ONYBOT (60) &lt;br&gt;</text:p>
            <text:p>Classement : 4e &lt;br&gt;&lt;/p&gt;</text:p>
            <text:p>&lt;p&gt;&lt;b&gt;CINQUIEME MATCH&lt;/b&gt; : Sudriabotik (66) contre RCVA (44) &lt;br&gt;</text:p>
            <text:p>Classement : 4e&lt;br&gt;&lt;/p&gt;</text:p>
            <text:p>&lt;p&gt;&lt;b&gt;SIXIEME MATCH&lt;/b&gt; : Sudriabotik (?) contre Intech (?) &lt;br&gt;</text:p>
            <text:p>Classement : 8e&lt;br&gt;&lt;/p&gt;</text:p>
            <text:p>&lt;p&gt;&lt;b&gt;SEPTIEME MATCH&lt;/b&gt; : Sudriabotik (33) contre R3EA (?) &lt;br&gt;</text:p>
            <text:p>Classement : ¼ de finale&lt;br&gt;&lt;/p&gt;</text:p>
            <text:p/>
          </table:table-cell>
          <table:table-cell office:value-type="string" table:style-name="ce2">
            <text:p>&lt;a href="chrome-extension://oemmndcbldboiebfnladdacbdfmadadm/http://www.coupederobotique.fr/wp-content/uploads/2017/02/C2015_Rules_FR.pdf" target="_blank"&gt; règlement de l’édition 2015 &lt;/a&gt;</text:p>
          </table:table-cell>
          <table:table-cell table:number-columns-repeated="16376"/>
        </table:table-row>
        <table:table-row table:style-name="ro15">
          <table:table-cell office:value-type="string" table:style-name="ce1">
            <text:p>Cr 2016</text:p>
          </table:table-cell>
          <table:table-cell office:value-type="string" table:style-name="ce1">
            <text:p>Coupe de France de robotique 2016 - BeachBots</text:p>
          </table:table-cell>
          <table:table-cell office:value-type="date" office:date-value="2016-05-05T00:00:00" table:style-name="ce4">
            <text:p>05/05/2016</text:p>
          </table:table-cell>
          <table:table-cell office:value-type="string" table:style-name="ce1">
            <text:p>du 5 au 7 mai 2016</text:p>
          </table:table-cell>
          <table:table-cell office:value-type="string" table:style-name="ce1">
            <text:p>&lt;p&gt;Le président de l'association pour la coupe 2016 était &lt;strong&gt;Gloria Wanet&lt;/strong&gt;.&lt;/br&gt;&lt;/p&gt;</text:p>
            <text:p><text:s/>&lt;p&gt;&lt;b&gt;&lt;u&gt;Thème de la coupe :&lt;/u&gt;&lt;/b&gt; Après une année intensive passée sur les plateaux de tournage, les robots prennent quelques jours de vacances. Pêche à la ligne, châteaux de sable et coquillages sont au rendez-vous. Avant de vous jeter à l’eau, n’oubliez pas de vérifier les drapeaux.&lt;br&gt;Les missions :&lt;/p&gt;</text:p>
            <text:p><text:s/>&lt;p&gt;</text:p>
            <text:p><text:s text:c="2"/>&lt;ul&gt;</text:p>
            <text:p><text:s text:c="3"/>&lt;li&gt;&lt;b&gt;Les drapeaux :&lt;/b&gt; Arrivé sur la plage, les drapeaux peuvent être hissés.&lt;/li&gt;</text:p>
            <text:p><text:s text:c="3"/>&lt;li&gt;&lt;b&gt;La pêche en mer :&lt;/b&gt; Pour assurer le repas du soir, les robots partent à la pêche. Combien de poissons attraperont-ils dans leur filet ?&lt;/li&gt;</text:p>
            <text:p><text:s text:c="3"/>&lt;li&gt;&lt;b&gt;Le château de sable :&lt;/b&gt; Qui dit plage, dit château de sable ! À vos pelles !&lt;/li&gt;</text:p>
            <text:p><text:s text:c="3"/>&lt;li&gt;&lt;b&gt;Les coquillages :&lt;/b&gt; Les robots improvisent une collecte de coquillages.&lt;/li&gt;</text:p>
            <text:p><text:s text:c="3"/>&lt;li&gt;&lt;b&gt;Se mettre à l’ombre :&lt;/b&gt; A la fin du match, les robots peuvent ouvrir leur parasol embarqué. (Funny Action)&lt;/li&gt;</text:p>
            <text:p><text:s text:c="2"/>&lt;/ul&gt;</text:p>
            <text:p><text:s/>&lt;/p&gt;</text:p>
          </table:table-cell>
          <table:table-cell office:value-type="string" table:style-name="ce1">
            <text:p>Sudriabotik et ses deux robots terminent 31ème sur 171, avec un total de 401 points.<text:s/></text:p>
          </table:table-cell>
          <table:table-cell table:style-name="ce1"/>
          <table:table-cell office:value-type="string" table:style-name="ce2">
            <text:p>&lt;a href="chrome-extension://oemmndcbldboiebfnladdacbdfmadadm/http://www.coupederobotique.fr/wp-content/uploads/2017/02/C2016_Rules_FR.pdf" target="_blank"&gt; règlement de l’édition 2016 &lt;/a&gt;</text:p>
          </table:table-cell>
          <table:table-cell table:number-columns-repeated="16376"/>
        </table:table-row>
        <table:table-row table:style-name="ro16">
          <table:table-cell office:value-type="string" table:style-name="ce1">
            <text:p>Cr 2017</text:p>
          </table:table-cell>
          <table:table-cell office:value-type="string" table:style-name="ce1">
            <text:p>Coupe de France de robotique 2017 - Moon Village</text:p>
          </table:table-cell>
          <table:table-cell office:value-type="date" office:date-value="2017-05-24T00:00:00" table:style-name="ce4">
            <text:p>24/05/2017</text:p>
          </table:table-cell>
          <table:table-cell office:value-type="string" table:style-name="ce1">
            <text:p>du 24 au 28 mai 2017</text:p>
          </table:table-cell>
          <table:table-cell office:value-type="string" table:style-name="ce1">
            <text:p>&lt;p&gt;Le président de l'association pour la coupe 2017 était &lt;strong&gt;Jonathan Meyer&lt;/strong&gt;.&lt;/br&gt;&lt;/p&gt;</text:p>
            <text:p><text:s/>&lt;p&gt;&lt;b&gt;&lt;u&gt;Thème de la coupe :&lt;/u&gt;&lt;/b&gt; Une base lunaire permettra, par exemple, l’exploitation de minerais de titane alors qu’ils sont rares et difficiles à exploiter sur Terre.&lt;/br&gt; En mars 2016, l’ESA (Agence Spatial Européenne) a dévoilé son projet de création d’un Moon Village <text:s/>qui serait réalisé d’ici 20 ans. L’objectif est de réaliser une base avec les matériaux trouvés sur place en collaboration de tous les pays intéressés qui apporteront leurs connaissances dans différents domaines. Le projet Moon Village serait le premier pas vers l’installation des hommes dans l’espace.&lt;/br&gt; C’est dans cet objectif que vos robots vont partir à la conquête de la Lune.&lt;/br&gt; Vos missions seront :&lt;br&gt;&lt;/p&gt;</text:p>
            <text:p><text:s/>&lt;p&gt;</text:p>
            <text:p><text:s text:c="2"/>&lt;ul&gt;</text:p>
            <text:p><text:s text:c="3"/>&lt;li&gt;Récolter des minerais et des modules lunaires : de nombreuses ressources sont présentes sur la Lune, extraites de son sol ou rapportées de la Terre par fusée.&lt;/li&gt;</text:p>
            <text:p><text:s text:c="3"/>&lt;li&gt;Construire une base lunaire : à l’aide des modules lunaires apportées depuis la Terre et de ceux déjà présents sur la Lune, les robots doivent construire la base lunaire.&lt;/li&gt;</text:p>
            <text:p><text:s text:c="3"/>&lt;li&gt;Funny action : lancer un engin spatial pour préparer des vols vers Mars.&lt;/li&gt;</text:p>
            <text:p><text:s text:c="2"/>&lt;/ul&gt;</text:p>
            <text:p><text:s/>&lt;/p&gt;</text:p>
            <text:p><text:s/>&lt;p&gt;Les minerais de titane sont représentés par des boules blanches et les roches lunaires sont représentées par des boules noires.&lt;/br&gt;Les modules lunaires, quant à eux, sont représentés par des tubes. Il y en a des monochromes, peints aux couleurs des équipes et il y en a des polychromes.&lt;/p&gt;</text:p>
          </table:table-cell>
          <table:table-cell office:value-type="string" table:style-name="ce1">
            <text:p>Sudriabotik arrive aux quarts de finale et termine 9e sur 196 équipes.</text:p>
          </table:table-cell>
          <table:table-cell table:style-name="ce1"/>
          <table:table-cell office:value-type="string" table:style-name="ce2">
            <text:p>&lt;a href="chrome-extension://oemmndcbldboiebfnladdacbdfmadadm/http://www.planete-sciences.org/robot/data/file/coupe/2017/C2017_Rules_FR.pdf" target="_blank"&gt; règlement de l’édition 2017 &lt;/a&gt;</text:p>
          </table:table-cell>
          <table:table-cell table:number-columns-repeated="16376"/>
        </table:table-row>
        <table:table-row table:style-name="ro2">
          <table:table-cell office:value-type="string" table:style-name="ce1">
            <text:p>Règlement 1</text:p>
          </table:table-cell>
          <table:table-cell office:value-type="string" table:style-name="ce1">
            <text:p>Version Bêta du règlement 2018</text:p>
          </table:table-cell>
          <table:table-cell office:value-type="date" office:date-value="2017-09-23T00:00:00" table:style-name="ce4">
            <text:p>23/09/2017</text:p>
          </table:table-cell>
          <table:table-cell table:style-name="ce4"/>
          <table:table-cell office:value-type="string" table:style-name="ce8">
            <text:p>&lt;p&gt;Une version provisoire du règlement a été diffusée et est accessible aux équipes. Les retours sont possibles jusqu'au 1er octobre.&lt;/p&gt;</text:p>
          </table:table-cell>
          <table:table-cell table:number-columns-repeated="2" table:style-name="ce8"/>
          <table:table-cell table:style-name="ce2"/>
          <table:table-cell table:number-columns-repeated="16376"/>
        </table:table-row>
        <table:table-row table:style-name="ro3">
          <table:table-cell office:value-type="string" table:style-name="ce1">
            <text:p>Règlement 2</text:p>
          </table:table-cell>
          <table:table-cell office:value-type="string" table:style-name="ce1">
            <text:p>Version finale du règlement 2018</text:p>
          </table:table-cell>
          <table:table-cell office:value-type="date" office:date-value="2017-10-16T00:00:00" table:style-name="ce4">
            <text:p>16/10/2017</text:p>
          </table:table-cell>
          <table:table-cell table:style-name="ce4"/>
          <table:table-cell office:value-type="string" table:style-name="ce1">
            <text:p>&lt;p&gt;La version finale du règlement sera disponible. Ce sera désormais à vous de jouer.&lt;/p&gt;</text:p>
          </table:table-cell>
          <table:table-cell table:number-columns-repeated="2" table:style-name="ce1"/>
          <table:table-cell office:value-type="string" table:style-name="ce2">
            <text:p>&lt;a href="chrome-extension://oemmndcbldboiebfnladdacbdfmadadm/http://www.coupederobotique.fr/wp-content/uploads/C2018_Rules_final_FR.pdf" target="_blank"&gt; règlement de l’édition 2018 &lt;/a&gt;</text:p>
          </table:table-cell>
          <table:table-cell table:number-columns-repeated="16376"/>
        </table:table-row>
        <table:table-row table:style-name="ro13">
          <table:table-cell office:value-type="string" table:style-name="ce1">
            <text:p>Cr 2018</text:p>
          </table:table-cell>
          <table:table-cell office:value-type="string" table:style-name="ce1">
            <text:p>Coupe de France de robotique 2018</text:p>
          </table:table-cell>
          <table:table-cell office:value-type="date" office:date-value="2018-05-09T00:00:00" table:style-name="ce4">
            <text:p>09/05/2018</text:p>
          </table:table-cell>
          <table:table-cell table:style-name="ce4"/>
          <table:table-cell office:value-type="string" table:style-name="ce1">
            <text:p>&lt;p&gt; Le président de l'association pour la coupe 2018 est &lt;strong&gt;Georges Corbineau&lt;/strong&gt;.&lt;/p&gt;</text:p>
            <text:p><text:s/>&lt;p&gt;&lt;b&gt;&lt;u&gt;Thème de la coupe :&lt;/u&gt;&lt;/b&gt;&lt;/p&gt;</text:p>
            <text:p><text:s/>&lt;p&gt;Il y a 75 ans, Isaac Asimov créait les 3 lois de la robotique :&lt;/p&gt;</text:p>
            <text:p><text:s/>&lt;p&gt;</text:p>
            <text:p><text:s text:c="2"/>&lt;ul&gt;</text:p>
            <text:p><text:s text:c="3"/>&lt;li&gt;Un robot ne peut porter atteinte à un être humain, ni, en restant passif, permettre qu'un être humain soit exposé au danger&lt;/li&gt;</text:p>
            <text:p><text:s text:c="3"/>&lt;li&gt;Un robot doit obéir aux ordres qui lui sont donnés par un être humain, sauf si de tels ordres entrent en conflit avec la première loi&lt;/li&gt;</text:p>
            <text:p><text:s text:c="3"/>&lt;li&gt;Un robot doit protéger son existence tant que cette protection n'entre pas en conflit avec la première ou la deuxième loi.&lt;/li&gt;</text:p>
            <text:p><text:s text:c="2"/>&lt;/ul&gt;</text:p>
            <text:p><text:s/>&lt;/p&gt;</text:p>
            <text:p><text:s/>&lt;p&gt;Aujourd'hui, les robots ont besoin de nouvelles lois pour construire de nouvelles villes alors même que la préservation de l’environnement est un enjeu majeur de ces prochaines décennies. Ces nouvelles lois sont les suivantes :&lt;/p&gt;</text:p>
            <text:p><text:s/>&lt;p&gt;</text:p>
            <text:p><text:s text:c="2"/>&lt;ul&gt;</text:p>
            <text:p><text:s text:c="3"/>&lt;li&gt;Un robot doit préserver son environnement&lt;/li&gt;</text:p>
            <text:p><text:s text:c="3"/>&lt;li&gt;Un robot peut utiliser les ressources naturelles disponibles autour de lui sauf si de tels ordres entrent en conflit avec la première loi&lt;/li&gt;</text:p>
            <text:p><text:s text:c="3"/>&lt;li&gt;Un robot peut construire des maisons confortables à l'usage de ses habitants tant qu'il ne rentre pas en conflit avec la première ou la deuxième loi.&lt;/li&gt;</text:p>
            <text:p><text:s text:c="2"/>&lt;/ul&gt;</text:p>
            <text:p><text:s/>&lt;/p&gt;</text:p>
            <text:p><text:s/>&lt;p&gt;C'est en suivant au mieux ces nouvelles lois que vos robots vont devoir évoluer. &lt;/br&gt;Vos missions seront :&lt;/p&gt;</text:p>
            <text:p><text:s/>&lt;p&gt;</text:p>
            <text:p><text:s text:c="2"/>&lt;ul&gt;</text:p>
            <text:p><text:s text:c="3"/>&lt;li&gt;&lt;b&gt;Alimenter la ville en eau potable.&lt;/b&gt; L'eau est une ressource importante et son recyclage est indispensable pour la préserver.&lt;/li&gt;</text:p>
            <text:p><text:s text:c="3"/>&lt;li&gt;&lt;b&gt;Construire les immeubles.&lt;/b&gt; Il faut construire des logements pour les habitants de cette nouvelle ville.&lt;/li&gt;</text:p>
            <text:p><text:s text:c="3"/>&lt;li&gt;&lt;b&gt;Alimenter son panneau domotique.&lt;/b&gt; Pour bien contrôler sa ville il faut prendre soin de son panneau domotique.&lt;/li&gt;</text:p>
            <text:p><text:s text:c="3"/>&lt;li&gt;&lt;b&gt;Butiner une fleur.&lt;/b&gt; La pollinisation et la survie des abeilles sont des éléments importants pour la biodiversité en ville et le maintien de l’écosystème.&lt;/li&gt;</text:p>
            <text:p><text:s text:c="3"/>&lt;li&gt;&lt;b&gt;Évaluer sa performance.&lt;/b&gt; Comme dans tout projet, il est également important de savoir ce qui a bien été réalisé.&lt;/li&gt;</text:p>
            <text:p><text:s text:c="2"/>&lt;/ul&gt;</text:p>
            <text:p><text:s/>&lt;/p&gt;</text:p>
          </table:table-cell>
          <table:table-cell table:number-columns-repeated="2" table:style-name="ce1"/>
          <table:table-cell table:style-name="ce2"/>
          <table:table-cell table:number-columns-repeated="16376"/>
        </table:table-row>
        <table:table-row table:number-rows-repeated="1048550" table:style-name="ro1">
          <table:table-cell table:number-columns-repeated="16384"/>
        </table:table-row>
      </table:table>
      <table:database-ranges>
        <table:database-range table:target-range-address="Feuil1.A2:Feuil1.E3" table:contains-header="false">
          <table:sort>
            <table:sort-by table:field-number="2"/>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Lucida Sans Unicode" svg:font-family="&quot;Lucida Sans Unicode&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Florence Pascual</meta:initial-creator>
    <dc:creator>Florence Pascual</dc:creator>
    <meta:creation-date>2017-10-12T13:40:20Z</meta:creation-date>
    <dc:date>2017-10-19T17:25:17Z</dc:date>
  </office:meta>
</office:document-meta>
</file>